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7ec" officeooo:paragraph-rsid="000bb7ec"/>
    </style:style>
    <style:style style:name="P2" style:family="paragraph" style:parent-style-name="Standard">
      <style:text-properties officeooo:rsid="000e2a64" officeooo:paragraph-rsid="000e2a64"/>
    </style:style>
    <style:style style:name="P3" style:family="paragraph" style:parent-style-name="Standard">
      <style:text-properties officeooo:rsid="00103902" officeooo:paragraph-rsid="00103902"/>
    </style:style>
    <style:style style:name="P4" style:family="paragraph" style:parent-style-name="Standard">
      <style:text-properties officeooo:rsid="0012dc9c" officeooo:paragraph-rsid="0012dc9c"/>
    </style:style>
    <style:style style:name="P5" style:family="paragraph" style:parent-style-name="Standard">
      <style:text-properties officeooo:rsid="001824ef" officeooo:paragraph-rsid="001824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mportantan</text:p>
      <text:p text:style-name="P2"><text:a xlink:type="simple" xlink:href="https://www.datacamp.com/home" text:style-name="Internet_20_link" text:visited-style-name="Visited_20_Internet_20_Link">https://www.datacamp.com/home</text:a></text:p>
      <text:p text:style-name="P3"><text:a xlink:type="simple" xlink:href="https://www.coursera.org/browse" text:style-name="Internet_20_link" text:visited-style-name="Visited_20_Internet_20_Link">https://www.coursera.org/browse</text:a></text:p>
      <text:p text:style-name="P4"><text:a xlink:type="simple" xlink:href="https://courses.cognitiveclass.ai/" text:style-name="Internet_20_link" text:visited-style-name="Visited_20_Internet_20_Link">https://courses.cognitiveclass.ai/</text:a></text:p>
      <text:p text:style-name="P4"/>
      <text:p text:style-name="P5">#Django Tutorial</text:p>
      <text:p text:style-name="P5">https://docs.djangoproject.com/en/2.1/intro/</text:p>
      <text:p text:style-name="P1"/>
      <text:p text:style-name="P1"/>
      <text:p text:style-name="P1">http://www.quickcode.co/free/courses/learn/Python/37</text:p>
      <text:p text:style-name="P1"/>
      <text:p text:style-name="P1">http://www.quickcode.co/free/course/learn/Introduction-To-Python-Programming/180</text:p>
      <text:p text:style-name="P1">https://www.udemy.com/pythonforbeginnersintro/learn/v4/t/lecture/8257004?start=0</text:p>
      <text:p text:style-name="P1">http://www.quickcode.co/free/course/learn/Python-for-Beginners-with-Examples/188</text:p>
      <text:p text:style-name="P1">https://www.codeconquest.com/blog/the-50-best-websites-to-learn-python/</text:p>
      <text:p text:style-name="P1">https://hackr.io/tutorials/learn-python</text:p>
      <text:p text:style-name="P1">https://www.forbes.com/sites/laurencebradford/2018/02/10/5-ways-to-stay-on-track-as-you-learn-to-code-in-2018/#7da422ef36a7</text:p>
      <text:p text:style-name="P1">https://tutorialedge.net/course/python/</text:p>
      <text:p text:style-name="P1">https://realpython.com/python-web-applications/<text:tab/></text:p>
      <text:p text:style-name="P1">https://docs.python-guide.org/scenarios/web/</text:p>
      <text:p text:style-name="P1">https://www.tutorialspoint.com/python/</text:p>
      <text:p text:style-name="P1">https://docs.python.org/3/tutorial/</text:p>
      <text:p text:style-name="P1">https://www.python.org/</text:p>
      <text:p text:style-name="P1">https://python.fossee.in/</text:p>
      <text:p text:style-name="P1">https://spoken-tutorial.org/tutorial-search/?search_foss=Python&amp;search_language=English</text:p>
      <text:p text:style-name="P1">https://onlinecourses.nptel.ac.in/noc19_cs08/announcements?force=true#registration_confirmation</text:p>
      <text:p text:style-name="P1"/>
      <text:p text:style-name="P1">https://www.digitalocean.com/community/tutorials/how-to-use-mysql-or-mariadb-with-your-django-application-on-ubuntu-14-04</text:p>
      <text:p text:style-name="P1"/>
      <text:p text:style-name="P1">http://monik.in/a-quick-guide-to-getting-a-django-uwsgi-nginx-server-up-on-ubuntu-16-04-aws-ec2/</text:p>
      <text:p text:style-name="P1">https://www.linode.com/community/questions/11074/systemd-uwsgiservice-not-running</text:p>
      <text:p text:style-name="P1"/>
      <text:p text:style-name="P1">#Django Tutorial</text:p>
      <text:p text:style-name="P1">https://docs.djangoproject.com/en/2.1/intro/</text:p>
      <text:p text:style-name="P1"/>
      <text:p text:style-name="P1">https://www.quora.com/What-is-a-good-explanation-of-Latent-Dirichlet-Allocation</text:p>
      <text:p text:style-name="P1"/>
      <text:p text:style-name="P1">https://lettier.com/projects/lda-topic-modeling/</text:p>
      <text:p text:style-name="P1"/>
      <text:p text:style-name="P1">https://stackoverflow.com/questions/13913142/how-do-i-get-topic-numbers-in-lda-model-in-gensim?rq=1​</text:p>
      <text:p text:style-name="P1"/>
      <text:p text:style-name="P1"/>
      <text:p text:style-name="P1"/>
      <text:p text:style-name="P1">https://mytube.techmahindra.com/app/video/gcc-c11eba7f-225f-418c-b992-80a7afecbe86?search=Python%20L1&amp;score=38615.133&amp;rank=1</text:p>
      <text:p text:style-name="P1">https://mytube.techmahindra.com/app/video/gcc-bf0ccfad-e26f-4bac-ae93-bb1c8c2589c6?search=Python%20L1&amp;score=31388.4&amp;rank=2 </text:p>
      <text:p text:style-name="P1"><text:soft-page-break/>https://mytube.techmahindra.com/app/video/gcc-81cd587c-cb6e-4299-8b8d-fdbf1f6570dd?search=Python%20L1&amp;score=31388.4&amp;rank=3</text:p>
      <text:p text:style-name="P1">https://mytube.techmahindra.com/app/video/gcc-5369c05b-ad33-48ad-b17c-90a72653459a?search=Python%20L1&amp;score=31388.4&amp;rank=4</text:p>
      <text:p text:style-name="P1"><text:s/></text:p>
      <text:p text:style-name="P1"/>
      <text:p text:style-name="P1"/>
      <text:p text:style-name="P1"/>
      <text:p text:style-name="P1"/>
      <text:p text:style-name="P1">anaconda python</text:p>
      <text:p text:style-name="P1">nginx gunicorn flask</text:p>
      <text:p text:style-name="P1">gunicorn vs uwsgi</text:p>
      <text:p text:style-name="P1">nginx uwsgi django</text:p>
      <text:p text:style-name="P1"/>
      <text:p text:style-name="P1">Python - Agenda</text:p>
      <text:p text:style-name="P1">--------------------</text:p>
      <text:p text:style-name="P1">Introduction - histry - features - pro &amp; cons</text:p>
      <text:p text:style-name="P1">setup - setting up envirnment - installaing for different os - ides and tools</text:p>
      <text:p text:style-name="P1">Language Basics - varialble , looping, Operator</text:p>
      <text:p text:style-name="P1">Data Stractures - list, tupples, set</text:p>
      <text:p text:style-name="P1">Functions - </text:p>
      <text:p text:style-name="P1">Modules - groupin function is called a module</text:p>
      <text:p text:style-name="P1">Exception Handling</text:p>
      <text:p text:style-name="P1">Packages - grouping multiple modules together</text:p>
      <text:p text:style-name="P1">File Handling - read - write</text:p>
      <text:p text:style-name="P1">Oop Concepts - polymorphysm - method overloading,opertor overloading, over riding, inheritance</text:p>
      <text:p text:style-name="P1">Standard Library - python is a very rich collection of modules and librarys - multithreding - unit testing</text:p>
      <text:p text:style-name="P1">Regular Expression - </text:p>
      <text:p text:style-name="P1">DB Handling - database handeling</text:p>
      <text:p text:style-name="P1"/>
      <text:p text:style-name="P1">Features of Python</text:p>
      <text:p text:style-name="P1">--------------------</text:p>
      <text:p text:style-name="P1">1. It is a language for beginners, its very fun to pick,</text:p>
      <text:p text:style-name="P1">2. it is a language which is easy to read/write/maintain - minimal number of keywords - stracture is very simple - less coding</text:p>
      <text:p text:style-name="P1">3. Intractive interpreter ( No Compilation or linking ) - python process our code in runtime - its not going to store in memory - REPL (Read - Eavalute - Print - Loop)</text:p>
      <text:p text:style-name="P1">4. Object oriented from day one - python supports procedural programing and object programing</text:p>
      <text:p text:style-name="P1">5 Portable - its availabe for all the os - windows - linux -Mac os</text:p>
      <text:p text:style-name="P1">6 Open source</text:p>
      <text:p text:style-name="P1">7 Built in Type/Tools/Library</text:p>
      <text:p text:style-name="P1">8 Rich Collection for third party library</text:p>
      <text:p text:style-name="P1">9 Automatic Memory Management - Memory will deloacted once object is no more in use</text:p>
      <text:p text:style-name="P1">10 Anything in python is an object</text:p>
      <text:p text:style-name="P1">11 Python doesnot support any data types</text:p>
      <text:p text:style-name="P1">12 Strongly typed language</text:p>
      <text:p text:style-name="P1">13 Dynamically typed language - no variable declaration needed - varaibles stateway can be assigend a value</text:p>
      <text:p text:style-name="P1"/>
      <text:p text:style-name="P1"/>
      <text:p text:style-name="P1"><text:soft-page-break/>The python Source code (.py) is converted into intermidiate code called byte code with extantion (.tyc) which is plat form independent and later on securely excuted by PVM<text:tab/></text:p>
      <text:p text:style-name="P1">Python interpreters - </text:p>
      <text:p text:style-name="P1">cpython - the standard Python interpreter written in c89 - embedding c programs in python and vice versa</text:p>
      <text:p text:style-name="P1">Jython - embedding java programs in python and vice versa</text:p>
      <text:p text:style-name="P1">IronPython - embedding .Net programs in python and vice versa</text:p>
      <text:p text:style-name="P1">PyPy - the python interpreter writen in python itself</text:p>
      <text:p text:style-name="P1"/>
      <text:p text:style-name="P1"/>
      <text:p text:style-name="P1">Devloped in back 1990</text:p>
      <text:p text:style-name="P1"/>
      <text:p text:style-name="P1">python is good for automation and its very good with selenium</text:p>
      <text:p text:style-name="P1"/>
      <text:p text:style-name="P1">Running Python Script</text:p>
      <text:p text:style-name="P1">---------------------</text:p>
      <text:p text:style-name="P1"/>
      <text:p text:style-name="P1">By python intractive console &gt;&gt;&gt;</text:p>
      <text:p text:style-name="P1">command lile python file.py</text:p>
      <text:p text:style-name="P1">use IDEs like idle, eclips ( with pyDev plugin, you can convert eclips into python IDEs ) and PyCharm</text:p>
      <text:p text:style-name="P1"/>
      <text:p text:style-name="P1">Language Basics</text:p>
      <text:p text:style-name="P1">----------------</text:p>
      <text:p text:style-name="P1"/>
      <text:p text:style-name="P1"/>
      <text:p text:style-name="P1">Reverse Keywards</text:p>
      <text:p text:style-name="P1">-------------------</text:p>
      <text:p text:style-name="P1"/>
      <text:p text:style-name="P1">comment in python</text:p>
      <text:p text:style-name="P1">---------------------</text:p>
      <text:p text:style-name="P1"># pound dymbol is used for single line comment</text:p>
      <text:p text:style-name="P1">'''---------''' tripple quote is act like as multiple line comment b<text:tab/>ut main purpose is docstrings</text:p>
      <text:p text:style-name="P1"/>
      <text:p text:style-name="P1">opertores</text:p>
      <text:p text:style-name="P1">-----------</text:p>
      <text:p text:style-name="P1">/ </text:p>
      <text:p text:style-name="P1">//</text:p>
      <text:p text:style-name="P1"/>
      <text:p text:style-name="P1">Data type convers function</text:p>
      <text:p text:style-name="P1">--------------------------</text:p>
      <text:p text:style-name="P1">int(), float()</text:p>
      <text:p text:style-name="P1">----------------------------</text:p>
      <text:p text:style-name="P1">dir(__builtins__) - to get all the content</text:p>
      <text:p text:style-name="P1">type() - to know the type of the content</text:p>
      <text:p text:style-name="P1">help() - manual of the given parameter</text:p>
      <text:p text:style-name="P1">math - you have to import math first and use the function of its by math.function name</text:p>
      <text:p text:style-name="P1">end</text:p>
      <text:p text:style-name="P1">locals() # to know the defined variables</text:p>
      <text:p text:style-name="P1"/>
      <text:p text:style-name="P1"># os - any dos command will work using this modul</text:p>
      <text:p text:style-name="P1">os.system('cls')</text:p>
      <text:p text:style-name="P1"><text:soft-page-break/>isinstance("name",str) # to check weather it is an instace of the given data type</text:p>
      <text:p text:style-name="P1">list('apple');</text:p>
      <text:p text:style-name="P1"/>
      <text:p text:style-name="P1">Different Data types - Collection of data stracture</text:p>
      <text:p text:style-name="P1">-------------------------------------------</text:p>
      <text:p text:style-name="P1">List - its an index array unlimited size, it is a hactrogeneous type of value - it can represent by [] square bracket</text:p>
      <text:p text:style-name="P1"><text:tab/>Example : [1,98,10,6,'amit','1.0'], </text:p>
      <text:p text:style-name="P1"><text:tab/>[lowe limit: uper limit], </text:p>
      <text:p text:style-name="P1"><text:tab/>[:] = [] #empty initialisation</text:p>
      <text:p text:style-name="P1"><text:tab/>len() # to know the size</text:p>
      <text:p text:style-name="P1"><text:tab/>del listName # to delete the list</text:p>
      <text:p text:style-name="P1"><text:s text:c="8"/>a=a+[1,2] #not recomanded</text:p>
      <text:p text:style-name="P1"><text:tab/>a.append(2) </text:p>
      <text:p text:style-name="P1"><text:tab/>a.append([1,2,4]) #</text:p>
      <text:p text:style-name="P1"><text:tab/>a.extend([1,2,4]) #</text:p>
      <text:p text:style-name="P1"><text:tab/>a.insert(index:0,value:1000)</text:p>
      <text:p text:style-name="P1"><text:tab/>list is mutable means can modify</text:p>
      <text:p text:style-name="P1"><text:s text:c="8"/>a.count(2)# count the presence of the passed value</text:p>
      <text:p text:style-name="P1"><text:s text:c="8"/>a.remove(2) # remove by value</text:p>
      <text:p text:style-name="P1"><text:tab/>del a[1] #remove by position</text:p>
      <text:p text:style-name="P1"><text:tab/>a.pop() #remove the last elemet in default byt you can remove by pass a possition</text:p>
      <text:p text:style-name="P1"><text:tab/>max(),min() # it will work on in integer list only</text:p>
      <text:p text:style-name="P1"><text:s text:c="8"/>sum() # it will work on in integer list only</text:p>
      <text:p text:style-name="P1"><text:s text:c="8"/>help(list) # will give all the methods of the list</text:p>
      <text:p text:style-name="P1"><text:tab/>list(range(5))</text:p>
      <text:p text:style-name="P1"><text:tab/>a.reverse() # </text:p>
      <text:p text:style-name="P1"><text:tab/>value in list # to check the value is exist or not</text:p>
      <text:p text:style-name="P1"><text:s text:c="8"/>zip #</text:p>
      <text:p text:style-name="P1"><text:tab/></text:p>
      <text:p text:style-name="P1"/>
      <text:p text:style-name="P1">Tuple - Read only List - it can represent by () bracket, its are very fast as compare to list</text:p>
      <text:p text:style-name="P1"><text:tab/>reveresed(), sorted()</text:p>
      <text:p text:style-name="P1"/>
      <text:p text:style-name="P1">Set - Unique collection of list, elements will enclosed by {}</text:p>
      <text:p text:style-name="P1"><text:tab/>a.add(12)</text:p>
      <text:p text:style-name="P1"><text:tab/></text:p>
      <text:p text:style-name="P1">Dictionary - Assoucitve array key/value - very quick to acess</text:p>
      <text:p text:style-name="P1"><text:tab/>d = {'Name':'Raju'}</text:p>
      <text:p text:style-name="P1"><text:tab/>d.clear() # will delete the all key</text:p>
      <text:p text:style-name="P1"><text:tab/>del d# delete the dictionary</text:p>
      <text:p text:style-name="P1"><text:tab/>d.keys()</text:p>
      <text:p text:style-name="P1"><text:tab/>d.values()</text:p>
      <text:p text:style-name="P1"><text:tab/>d.items()</text:p>
      <text:p text:style-name="P1"/>
      <text:p text:style-name="P1">controll stractures</text:p>
      <text:p text:style-name="P1">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7:38:58.582106498</meta:creation-date>
    <dc:date>2019-01-25T07:51:40.847518057</dc:date>
    <meta:editing-duration>PT12M41S</meta:editing-duration>
    <meta:editing-cycles>7</meta:editing-cycles>
    <meta:generator>LibreOffice/5.1.6.2$Linux_x86 LibreOffice_project/10m0$Build-2</meta:generator>
    <meta:document-statistic meta:table-count="0" meta:image-count="0" meta:object-count="0" meta:page-count="4" meta:paragraph-count="148" meta:word-count="778" meta:character-count="6743" meta:non-whitespace-character-count="6024"/>
  </office:meta>
</office:document-meta>
</file>